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C65EF472.png"/>
  <manifest:file-entry manifest:media-type="image/png" manifest:full-path="Pictures/100000000000005E0000005E2AC2D17B.png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image/png" manifest:full-path="Pictures/1000000000000640000004B0AF6A3641.png"/>
  <manifest:file-entry manifest:media-type="image/png" manifest:full-path="Pictures/1000000000000640000004B0FFB7843D.png"/>
  <manifest:file-entry manifest:media-type="image/png" manifest:full-path="Pictures/1000000000000640000004B0EBAB5C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cm" draw:fill="none" draw:fill-gradient-name="Square_20_yellow_2f_white" draw:fill-image-name="Space_20_Metal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none" svg:stroke-width="0.05cm" svg:stroke-color="#000000" draw:fill="none" draw:fill-color="#ffffff" draw:fill-gradient-name="Square_20_yellow_2f_white" draw:fill-image-name="Space_20_Metal" draw:auto-grow-height="true" draw:auto-grow-width="false" fo:max-height="0cm" fo:min-height="2.325cm" fo:padding-top="0.15cm" fo:padding-bottom="0.15cm" fo:padding-left="0.275cm" fo:padding-right="0.275cm" draw:shadow="hidden"/>
    </style:style>
    <style:style style:name="gr4" style:family="graphic" style:parent-style-name="standard">
      <style:graphic-properties draw:stroke="none" svg:stroke-width="0.05cm" svg:stroke-color="#000000" draw:fill="none" draw:fill-color="#ffffff" draw:fill-gradient-name="Square_20_yellow_2f_white" draw:fill-image-name="Space_20_Metal" draw:auto-grow-height="true" draw:auto-grow-width="false" fo:max-height="0cm" fo:min-height="3.855cm" fo:padding-top="0.15cm" fo:padding-bottom="0.15cm" fo:padding-left="0.275cm" fo:padding-right="0.275cm" draw:shadow="hidden"/>
    </style:style>
    <style:style style:name="gr5" style:family="graphic" style:parent-style-name="standard">
      <style:graphic-properties svg:stroke-width="0.1cm" draw:marker-start-width="0.275cm" draw:marker-end="Arrow" draw:marker-end-width="0.225cm" draw:fill="none" draw:fill-gradient-name="Square_20_yellow_2f_white" draw:fill-image-name="Space_20_Metal" draw:textarea-horizontal-align="center" draw:textarea-vertical-align="middle" fo:padding-top="0.175cm" fo:padding-bottom="0.175cm" fo:padding-left="0.3cm" fo:padding-right="0.3cm" draw:shadow="hidden"/>
    </style:style>
    <style:style style:name="gr6" style:family="graphic" style:parent-style-name="standard">
      <style:graphic-properties draw:stroke="none" svg:stroke-width="0.05cm" svg:stroke-color="#000000" draw:fill="none" draw:fill-color="#ffffff" draw:fill-gradient-name="Square_20_yellow_2f_white" draw:fill-image-name="Space_20_Metal" draw:auto-grow-height="true" draw:auto-grow-width="false" fo:max-height="0cm" fo:min-height="1.433cm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.05cm" svg:stroke-color="#000000" draw:fill="none" draw:fill-color="#ffffff" draw:fill-gradient-name="Square_20_yellow_2f_white" draw:fill-image-name="Space_20_Metal" draw:auto-grow-height="true" draw:auto-grow-width="false" fo:max-height="0cm" fo:min-height="0.706cm" fo:padding-top="0.15cm" fo:padding-bottom="0.15cm" fo:padding-left="0.275cm" fo:padding-right="0.275cm" draw:shadow="hidden"/>
    </style:style>
    <style:style style:name="gr8" style:family="graphic" style:parent-style-name="standard">
      <style:graphic-properties draw:stroke="none" svg:stroke-width="0.05cm" svg:stroke-color="#000000" draw:fill="none" draw:fill-color="#ffffff" draw:fill-gradient-name="Square_20_yellow_2f_white" draw:fill-image-name="Space_20_Metal" draw:auto-grow-height="true" draw:auto-grow-width="false" fo:max-height="0cm" fo:min-height="0cm" fo:padding-top="0.15cm" fo:padding-bottom="0.15cm" fo:padding-left="0.275cm" fo:padding-right="0.275cm" draw:shadow="hidden"/>
    </style:style>
    <style:style style:name="gr9" style:family="graphic" style:parent-style-name="standard">
      <style:graphic-properties draw:stroke="none" svg:stroke-width="0.05cm" svg:stroke-color="#000000" draw:fill="none" draw:fill-color="#ffffff" draw:fill-gradient-name="Square_20_yellow_2f_white" draw:fill-image-name="Space_20_Metal" draw:textarea-horizontal-align="left" draw:auto-grow-height="true" draw:auto-grow-width="true" fo:min-height="0cm" fo:min-width="0cm" fo:padding-top="0.15cm" fo:padding-bottom="0.15cm" fo:padding-left="0.275cm" fo:padding-right="0.275cm" draw:shadow="hidden"/>
    </style:style>
    <style:style style:name="pr1" style:family="presentation" style:parent-style-name="Human-title">
      <style:graphic-properties draw:fill-color="#ffffff" fo:min-height="2.256cm"/>
    </style:style>
    <style:style style:name="pr2" style:family="presentation" style:parent-style-name="Human-subtitle">
      <style:graphic-properties draw:fill-color="#ffffff" fo:min-height="13.609cm"/>
    </style:style>
    <style:style style:name="pr3" style:family="presentation" style:parent-style-name="Human-notes" style:list-style-name="L4">
      <style:graphic-properties draw:fill-color="#ffffff" draw:auto-grow-height="true" fo:min-height="13.365cm"/>
    </style:style>
    <style:style style:name="pr4" style:family="presentation" style:parent-style-name="Human-title">
      <style:graphic-properties draw:fill-color="#ffffff" draw:auto-grow-height="true" fo:min-height="2.507cm"/>
    </style:style>
    <style:style style:name="pr5" style:family="presentation" style:parent-style-name="Human-outline1">
      <style:graphic-properties draw:fill-color="#ffffff" fo:min-height="13.609cm"/>
    </style:style>
    <style:style style:name="pr6" style:family="presentation" style:parent-style-name="Human-notes">
      <style:graphic-properties draw:fill-color="#ffffff" fo:min-height="13.114cm"/>
    </style:style>
    <style:style style:name="pr7" style:family="presentation" style:parent-style-name="Human-outline1">
      <style:graphic-properties draw:fill-color="#ffffff" fo:min-height="4.5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fo:margin-top="0cm" fo:margin-bottom="0cm" fo:text-indent="-0.9cm"/>
    </style:style>
    <style:style style:name="P7" style:family="paragraph">
      <style:paragraph-properties fo:margin-left="1.2cm" fo:margin-right="0cm" fo:text-indent="-0.9cm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  <style:text-properties fo:font-size="12pt"/>
    </style:style>
    <style:style style:name="P10" style:family="paragraph">
      <style:paragraph-properties fo:margin-left="0cm" fo:margin-right="0cm" fo:text-indent="0cm"/>
      <style:text-properties fo:font-size="14pt"/>
    </style:style>
    <style:style style:name="P11" style:family="paragraph">
      <style:paragraph-properties fo:margin-left="0cm" fo:margin-right="0cm" fo:text-indent="0cm"/>
      <style:text-properties fo:font-family="Ouhod-Bold" style:font-pitch="variable"/>
    </style:style>
    <style:style style:name="P12" style:family="paragraph">
      <style:paragraph-properties fo:margin-left="0cm" fo:margin-right="0cm" fo:text-indent="0cm"/>
      <style:text-properties fo:font-size="10pt" fo:font-weight="bold"/>
    </style:style>
    <style:style style:name="P13" style:family="paragraph">
      <style:text-properties fo:font-size="12pt"/>
    </style:style>
    <style:style style:name="T1" style:family="text">
      <style:text-properties fo:font-size="48pt" style:font-size-asian="32pt" style:font-size-complex="32pt"/>
    </style:style>
    <style:style style:name="T2" style:family="text">
      <style:text-properties fo:font-size="18pt"/>
    </style:style>
    <style:style style:name="T3" style:family="text">
      <style:text-properties fo:font-size="20pt" style:font-size-asian="32pt" style:font-size-complex="32pt"/>
    </style:style>
    <style:style style:name="T4" style:family="text">
      <style:text-properties fo:font-size="22pt"/>
    </style:style>
    <style:style style:name="T5" style:family="text">
      <style:text-properties fo:font-size="18pt" fo:font-weight="bold"/>
    </style:style>
    <style:style style:name="T6" style:family="text">
      <style:text-properties fo:font-size="18pt" fo:font-style="normal"/>
    </style:style>
    <style:style style:name="T7" style:family="text">
      <style:text-properties fo:font-size="12pt"/>
    </style:style>
    <style:style style:name="T8" style:family="text">
      <style:text-properties fo:font-size="14pt"/>
    </style:style>
    <style:style style:name="T9" style:family="text">
      <style:text-properties fo:font-family="Ouhod-Bold" style:font-pitch="variable"/>
    </style:style>
    <style:style style:name="T10" style:family="text">
      <style:text-properties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>
        <office:forms form:automatic-focus="false" form:apply-design-mode="false"/>
        <draw:frame presentation:style-name="pr1" draw:layer="layout" svg:width="26cm" svg:height="2.256cm" svg:x="1cm" svg:y="0.625cm" presentation:class="title">
          <draw:text-box>
            <text:p text:style-name="P1">Sistemas Operacionais II N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2"><text:span text:style-name="T1">Aula prática</text:span></text:p>
            <text:p text:style-name="P2">Java Sockets, RPC e RMI</text:p>
            <text:p text:style-name="P2"><text:span text:style-name="T2"/></text:p>
            <text:p text:style-name="P2"><text:span text:style-name="T2">Eduardo Bezerra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">
        <office:forms form:automatic-focus="false" form:apply-design-mode="false"/>
        <draw:frame presentation:style-name="pr4" draw:text-style-name="P1" draw:layer="layout" svg:width="26cm" svg:height="2.507cm" svg:x="1cm" svg:y="0.5cm" presentation:class="title">
          <draw:text-box>
            <text:p text:style-name="P1">Roteiro da prática</text:p>
          </draw:text-box>
        </draw:frame>
        <draw:frame presentation:style-name="pr5" draw:layer="layout" svg:width="25.199cm" svg:height="14.765cm" svg:x="1.4cm" svg:y="4.914cm" presentation:class="outline" presentation:user-transformed="true">
          <draw:text-box>
            <text:list text:style-name="L2">
              <text:list-item>
                <text:p text:style-name="P4">Revisar alguns mecanismos de comunicação entre processos</text:p>
              </text:list-item>
            </text:list>
            <text:list text:style-name="L2">
              <text:list-item>
                <text:list>
                  <text:list-item>
                    <text:p text:style-name="P5">Sockets (Java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PC (C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MI (Java)</text:p>
                  </text:list-item>
                </text:list>
              </text:list-item>
            </text:list>
            <text:list text:style-name="L2">
              <text:list-item>
                <text:p text:style-name="P6">Definir um problema a resolver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3">implementar um servidor de hora e um cliente que a recupere</text:span></text:p>
                  </text:list-item>
                </text:list>
              </text:list-item>
            </text:list>
            <text:list text:style-name="L2">
              <text:list-item>
                <text:p text:style-name="P4">Entender a solução com sockets, rpc e rmi</text:p>
              </text:list-item>
            </text:list>
            <text:list text:style-name="L2">
              <text:list-item>
                <text:p text:style-name="P4">Compilar e executar no laboratório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2T1">
        <office:forms form:automatic-focus="false" form:apply-design-mode="false"/>
        <draw:frame presentation:style-name="pr1" draw:layer="layout" svg:width="26cm" svg:height="2.256cm" svg:x="1cm" svg:y="0.625cm" presentation:class="title">
          <draw:text-box>
            <text:p text:style-name="P1">Sockets</text:p>
          </draw:text-box>
        </draw:frame>
        <draw:frame presentation:style-name="pr7" draw:text-style-name="P7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 text:style-name="P7"><text:span text:style-name="T4">Definição: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“</text:span><text:span text:style-name="T2">Um </text:span><text:span text:style-name="T5">socket</text:span><text:span text:style-name="T2"> é um </text:span><text:span text:style-name="T6">ponto final de um link </text:span><text:span text:style-name="T6">de comunicação bidirecional entre dois programas executando em rede. Cada socket está associado a um número de porta de forma que a camada de transporte pode identificar a aplicação a que os dados estão destinados” - java.sun.com</text:span></text:p>
                  </text:list-item>
                </text:list>
              </text:list-item>
            </text:list>
          </draw:text-box>
        </draw:frame>
        <draw:g>
          <draw:custom-shape draw:style-name="gr2" draw:text-style-name="P8" draw:layer="layout" svg:width="4.946cm" svg:height="0.824cm" draw:transform="rotate (-1.57079632679579) translate (5.687cm 12.304cm)">
            <text:p text:style-name="P1"/>
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8" draw:layer="layout" svg:width="4.946cm" svg:height="1.237cm" draw:transform="rotate (-1.57079632679579) translate (6.924cm 12.304cm)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9" draw:layer="layout" svg:width="1.5cm" svg:height="2.946cm" svg:x="5.6cm" svg:y="13.375cm">
          <draw:text-box>
            <text:p text:style-name="P9"><text:span text:style-name="T7">P</text:span></text:p>
            <text:p text:style-name="P9"><text:span text:style-name="T7">O</text:span></text:p>
            <text:p text:style-name="P9"><text:span text:style-name="T7">R</text:span></text:p>
            <text:p text:style-name="P9"><text:span text:style-name="T7">T</text:span></text:p>
            <text:p text:style-name="P9"><text:span text:style-name="T7">A</text:span></text:p>
          </draw:text-box>
        </draw:frame>
        <draw:frame draw:style-name="gr4" draw:text-style-name="P9" draw:layer="layout" svg:width="0.825cm" svg:height="4.155cm" svg:x="4.904cm" svg:y="12.926cm">
          <draw:text-box>
            <text:p text:style-name="P9"><text:span text:style-name="T7">socket</text:span></text:p>
          </draw:text-box>
        </draw:frame>
        <draw:line draw:style-name="gr5" draw:text-style-name="P8" draw:layer="layout" svg:x1="2.183cm" svg:y1="14.901cm" svg:x2="4.327cm" svg:y2="14.901cm">
          <text:p text:style-name="P1"/>
        </draw:line>
        <draw:frame draw:style-name="gr6" draw:text-style-name="P10" draw:layer="layout" svg:width="1.649cm" svg:height="1.733cm" svg:x="0.7cm" svg:y="14.416cm">
          <draw:text-box>
            <text:p text:style-name="P10"><text:span text:style-name="T8">rede</text:span></text:p>
          </draw:text-box>
        </draw:frame>
        <draw:line draw:style-name="gr5" draw:text-style-name="P8" draw:layer="layout" svg:x1="7.542cm" svg:y1="14.901cm" svg:x2="9.685cm" svg:y2="14.901cm">
          <text:p text:style-name="P1"/>
        </draw:line>
        <draw:frame draw:style-name="gr7" draw:text-style-name="P10" draw:layer="layout" svg:width="3.215cm" svg:height="1.006cm" svg:x="9.685cm" svg:y="14.416cm">
          <draw:text-box>
            <text:p text:style-name="P10"><text:span text:style-name="T8">aplicação</text:span></text:p>
          </draw:text-box>
        </draw:frame>
        <draw:g>
          <draw:custom-shape draw:style-name="gr2" draw:text-style-name="P8" draw:layer="layout" svg:width="2.547cm" svg:height="0.424cm" svg:x="16cm" svg:y="15.076cm">
            <text:p text:style-name="P1"/>
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8" draw:layer="layout" svg:width="2.547cm" svg:height="0.637cm" svg:x="16cm" svg:y="14.439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8" draw:layer="layout" svg:width="2.547cm" svg:height="0.424cm" svg:x="18.801cm" svg:y="15.077cm">
            <text:p text:style-name="P1"/>
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8" draw:layer="layout" svg:width="2.547cm" svg:height="0.637cm" svg:x="18.801cm" svg:y="14.44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8" draw:layer="layout" svg:width="2.547cm" svg:height="0.424cm" svg:x="22.801cm" svg:y="15.077cm">
            <text:p text:style-name="P1"/>
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8" draw:layer="layout" svg:width="2.547cm" svg:height="0.637cm" svg:x="22.801cm" svg:y="14.44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" draw:text-style-name="P11" draw:layer="layout" svg:width="1.5cm" svg:height="1.139cm" svg:x="21.5cm" svg:y="14.161cm">
          <draw:text-box>
            <text:p text:style-name="P11"><text:span text:style-name="T9">...</text:span></text:p>
          </draw:text-box>
        </draw:frame>
        <draw:frame draw:style-name="gr8" draw:text-style-name="P12" draw:layer="layout" svg:width="1cm" svg:height="0.758cm" svg:x="16.9cm" svg:y="14.942cm">
          <draw:text-box>
            <text:p text:style-name="P12"><text:span text:style-name="T10">s1</text:span></text:p>
          </draw:text-box>
        </draw:frame>
        <draw:frame draw:style-name="gr8" draw:text-style-name="P12" draw:layer="layout" svg:width="1cm" svg:height="0.758cm" svg:x="19.7cm" svg:y="14.942cm">
          <draw:text-box>
            <text:p text:style-name="P12"><text:span text:style-name="T10">s2</text:span></text:p>
          </draw:text-box>
        </draw:frame>
        <draw:frame draw:style-name="gr8" draw:text-style-name="P12" draw:layer="layout" svg:width="1cm" svg:height="0.758cm" svg:x="23.7cm" svg:y="14.942cm">
          <draw:text-box>
            <text:p text:style-name="P12"><text:span text:style-name="T10">sn</text:span></text:p>
          </draw:text-box>
        </draw:frame>
        <draw:custom-shape draw:style-name="gr2" draw:text-style-name="P8" draw:layer="layout" svg:width="5cm" svg:height="0.9cm" svg:x="18.3cm" svg:y="17.3cm"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13" draw:layer="layout" svg:width="4.4cm" svg:height="0.83cm" svg:x="18.6cm" svg:y="17.37cm">
          <draw:text-box>
            <text:p text:style-name="P1"><text:span text:style-name="T7">IP = 200.199.131.53</text:span></text:p>
          </draw:text-box>
        </draw:frame>
        <draw:frame draw:style-name="gr9" draw:text-style-name="P13" draw:layer="layout" svg:width="1.026cm" svg:height="0.83cm" svg:x="16.864cm" svg:y="14.4cm">
          <draw:text-box>
            <text:p text:style-name="P1"><text:span text:style-name="T7">80</text:span></text:p>
          </draw:text-box>
        </draw:frame>
        <draw:frame draw:style-name="gr9" draw:text-style-name="P13" draw:layer="layout" svg:width="1.5cm" svg:height="0.83cm" svg:x="19.364cm" svg:y="14.4cm">
          <draw:text-box>
            <text:p text:style-name="P1"><text:span text:style-name="T7">4735</text:span></text:p>
          </draw:text-box>
        </draw:frame>
        <draw:frame draw:style-name="gr9" draw:text-style-name="P13" draw:layer="layout" svg:width="1.5cm" svg:height="0.83cm" svg:x="23.364cm" svg:y="14.4cm">
          <draw:text-box>
            <text:p text:style-name="P1"><text:span text:style-name="T7">5000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fill-image draw:name="Glossy2" xlink:href="Pictures/1000000000000640000004B0FFB7843D.png" xlink:type="simple" xlink:show="embed" xlink:actuate="onLoad"/>
    <draw:fill-image draw:name="GlossyUbuntu2" xlink:href="Pictures/1000000000000640000004B0C65EF472.png" xlink:type="simple" xlink:show="embed" xlink:actuate="onLoad"/>
    <draw:fill-image draw:name="Kubuntu" xlink:href="Pictures/1000000000000640000004B0EBAB5C74.png" xlink:type="simple" xlink:show="embed" xlink:actuate="onLoad"/>
    <draw:fill-image draw:name="Kubuntu_5f_notext" draw:display-name="Kubuntu_notext" xlink:href="Pictures/1000000000000640000004B02C5236E4.png" xlink:type="simple" xlink:show="embed" xlink:actuate="onLoad"/>
    <draw:fill-image draw:name="Space_20_Metal" draw:display-name="Space Metal" xlink:href="Pictures/100000000000005E0000005E2AC2D17B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pt" style:country-asian="BR" style:font-family-complex="'DejaVu Sans'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Huma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4c1900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2.4cm" fo:margin-right="0cm" fo:margin-top="0cm" fo:margin-bottom="0.4cm" fo:text-indent="-0.8cm"/>
      <style:text-properties fo:color="#4c1900"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color="#4c1900"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color="#4c1900"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color="#4c1900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Human-title">
      <style:graphic-properties draw:fill-color="#ffffff" draw:auto-grow-height="false" fo:min-height="3.507cm"/>
    </style:style>
    <style:style style:name="pr2" style:family="presentation" style:parent-style-name="Human-outline1">
      <style:graphic-properties draw:fill-color="#ffffff" draw:auto-grow-height="false" fo:min-height="13.86cm"/>
    </style:style>
    <style:style style:name="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color="#663300" fo:font-size="16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úmero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Human" style:page-layout-name="PM1" draw:style-name="dp1">
      <draw:frame presentation:style-name="pr1" draw:text-style-name="P3" draw:layer="backgroundobjects" svg:width="26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1"><text:page-number>&lt;número&gt;</text:page-number></text:span></text:p>
        </draw:text-box>
      </draw:frame>
      <presentation:notes style:page-layout-name="PM2">
        <draw:page-thumbnail presentation:style-name="Human-title" draw:layer="backgroundobjects" svg:width="14.856cm" svg:height="11.135cm" svg:x="3.071cm" svg:y="2.256cm" presentation:class="page"/>
        <draw:frame presentation:style-name="Human-notes" draw:layer="backgroundobjects" svg:width="16.799cm" svg:height="13.364cm" svg:x="2.099cm" svg:y="14.106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2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2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2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4-11T17:35:34</meta:creation-date>
    <dc:date>2008-04-11T18:34:28</dc:date>
    <dc:language>pt-BR</dc:language>
    <meta:editing-cycles>15</meta:editing-cycles>
    <meta:editing-duration>PT59M44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